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ISOCPEUR" svg:font-family="ISOCPEUR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06cm" fo:margin-left="-0.559cm" fo:margin-top="0cm" fo:margin-bottom="0cm" style:page-number="auto" table:align="left" style:writing-mode="lr-tb"/>
    </style:style>
    <style:style style:name="Таблица1.A" style:family="table-column">
      <style:table-column-properties style:column-width="7.511cm"/>
    </style:style>
    <style:style style:name="Таблица1.B" style:family="table-column">
      <style:table-column-properties style:column-width="0.707cm"/>
    </style:style>
    <style:style style:name="Таблица1.C" style:family="table-column">
      <style:table-column-properties style:column-width="8.84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184cm" fo:margin-left="-0.499cm" fo:margin-top="0cm" fo:margin-bottom="0cm" table:align="left" style:writing-mode="lr-tb"/>
    </style:style>
    <style:style style:name="Таблица2.A" style:family="table-column">
      <style:table-column-properties style:column-width="1.102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0.919cm"/>
    </style:style>
    <style:style style:name="Таблица2.D" style:family="table-column">
      <style:table-column-properties style:column-width="2.443cm"/>
    </style:style>
    <style:style style:name="Таблица2.E" style:family="table-column">
      <style:table-column-properties style:column-width="2.713cm"/>
    </style:style>
    <style:style style:name="Таблица2.F" style:family="table-column">
      <style:table-column-properties style:column-width="1.217cm"/>
    </style:style>
    <style:style style:name="Таблица2.G" style:family="table-column">
      <style:table-column-properties style:column-width="3.47cm"/>
    </style:style>
    <style:style style:name="Таблица2.1" style:family="table-row">
      <style:table-row-properties style:min-row-height="0.796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2" style:family="table-row">
      <style:table-row-properties style:keep-together="true" fo:keep-together="auto"/>
    </style:style>
    <style:style style:name="Таблица2.B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2.4" style:family="table-row">
      <style:table-row-properties style:min-row-height="0.362cm" style:keep-together="true" fo:keep-together="auto"/>
    </style:style>
    <style:style style:name="Таблица2.A42" style:family="table-cell" style:data-style-name="N0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B42" style:family="table-cell">
      <style:table-cell-properties style:vertical-align="middle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2.C42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3" style:family="table">
      <style:table-properties style:width="16.683cm" fo:margin-left="-0.026cm" fo:margin-top="0cm" fo:margin-bottom="0cm" table:align="left" style:writing-mode="lr-tb"/>
    </style:style>
    <style:style style:name="Таблица3.A" style:family="table-column">
      <style:table-column-properties style:column-width="5.002cm"/>
    </style:style>
    <style:style style:name="Таблица3.B" style:family="table-column">
      <style:table-column-properties style:column-width="0.557cm"/>
    </style:style>
    <style:style style:name="Таблица3.C" style:family="table-column">
      <style:table-column-properties style:column-width="4.449cm"/>
    </style:style>
    <style:style style:name="Таблица3.D" style:family="table-column">
      <style:table-column-properties style:column-width="3.336cm"/>
    </style:style>
    <style:style style:name="Таблица3.E" style:family="table-column">
      <style:table-column-properties style:column-width="1.667cm"/>
    </style:style>
    <style:style style:name="Таблица3.1" style:family="table-row">
      <style:table-row-properties style:min-row-height="0.556cm"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2" style:family="table-row">
      <style:table-row-properties style:min-row-height="0.471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3.6" style:family="table-row">
      <style:table-row-properties style:min-row-height="0.443cm" style:keep-together="true" fo:keep-together="auto"/>
    </style:style>
    <style:style style:name="Таблица3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8" style:family="table-row">
      <style:table-row-properties style:min-row-height="0.171cm" style:keep-together="true" fo:keep-together="auto"/>
    </style:style>
    <style:style style:name="Таблица3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margin-top="0.212cm" fo:margin-bottom="0.282cm" fo:line-height="100%" fo:orphans="0" fo:widows="0"/>
      <style:text-properties fo:font-size="10pt" style:font-size-asian="10pt" style:language-asian="ru" style:country-asian="RU" style:font-name-complex="Times New Roman1" style:font-size-complex="10pt"/>
    </style:style>
    <style:style style:name="P2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3" style:family="paragraph" style:parent-style-name="Standard">
      <style:paragraph-properties fo:margin-left="0cm" fo:margin-right="-0.503cm" fo:line-height="100%" fo:orphans="0" fo:widows="0" fo:text-indent="0cm" style:auto-text-indent="false"/>
      <style:text-properties fo:font-size="10pt" style:font-size-asian="10pt" style:language-asian="ru" style:country-asian="RU" style:font-name-complex="Times New Roman1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style:font-name-asian="Times New Roman1" style:language-asian="ru" style:country-asian="RU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-asian="Calibri1" style:language-asian="ru" style:country-asian="RU" style:font-name-complex="Times New Roman1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8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1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/>
    </style:style>
    <style:style style:name="P15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size-complex="10pt"/>
    </style:style>
    <style:style style:name="P16" style:family="paragraph" style:parent-style-name="Standard">
      <style:paragraph-properties fo:margin-top="0cm" fo:margin-bottom="0cm" fo:line-height="100%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</style:style>
    <style:style style:name="P18" style:family="paragraph" style:parent-style-name="Standard">
      <style:paragraph-properties fo:margin-top="0cm" fo:margin-bottom="0cm" fo:line-height="100%"/>
      <style:text-properties fo:font-size="8pt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20" style:family="paragraph" style:parent-style-name="Standard" style:list-style-name="">
      <style:paragraph-properties fo:margin-top="0cm" fo:margin-bottom="0cm" fo:line-height="100%"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22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24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5" style:family="paragraph" style:parent-style-name="Standard">
      <style:paragraph-properties fo:margin-left="0cm" fo:margin-right="1.499cm" fo:margin-top="0cm" fo:margin-bottom="0cm" fo:line-height="100%" fo:text-indent="0cm" style:auto-text-indent="false"/>
    </style:style>
    <style:style style:name="P26" style:family="paragraph" style:parent-style-name="Heading_20_1">
      <style:paragraph-properties fo:margin-top="0cm" fo:margin-bottom="0cm" fo:line-height="100%" fo:text-align="center" style:justify-single-word="false" fo:background-color="#ffffff">
        <style:background-image/>
      </style:paragraph-properties>
      <style:text-properties style:font-name="Calibri" style:font-name-asian="Calibri1" style:language-asian="ru" style:country-asian="RU" style:font-name-complex="Times New Roman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tyle="italic" fo:font-weight="bold" style:font-name-asian="Times New Roman1" style:font-style-asian="italic" style:font-weight-asian="bold"/>
    </style:style>
    <style:style style:name="T4" style:family="text">
      <style:text-properties style:font-name="Times New Roman" fo:font-style="italic" fo:font-weight="bold" style:font-name-asian="Times New Roman1" style:font-style-asian="italic" style:font-weight-asian="bold" style:font-style-complex="italic"/>
    </style:style>
    <style:style style:name="T5" style:family="text"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/>
    </style:style>
    <style:style style:name="T6" style:family="text">
      <style:text-properties style:font-name="Times New Roman" fo:font-size="8pt" fo:font-weight="bold" style:font-size-asian="8pt" style:font-weight-asian="bold" style:font-size-complex="8pt"/>
    </style:style>
    <style:style style:name="T7" style:family="text">
      <style:text-properties style:font-name="Times New Roman" style:font-name-asian="Times New Roman1" style:language-asian="ru" style:country-asian="RU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weight="bold" style:font-weight-asian="bold"/>
    </style:style>
    <style:style style:name="T10" style:family="text">
      <style:text-properties style:font-name="Times New Roman" fo:font-weight="bold" style:font-weight-asian="bold" style:font-size-complex="8pt"/>
    </style:style>
    <style:style style:name="T11" style:family="text">
      <style:text-properties style:font-name="Times New Roman" style:font-style-complex="italic"/>
    </style:style>
    <style:style style:name="T12" style:family="text">
      <style:text-properties style:font-name="Times New Roman" fo:language="en" fo:country="US"/>
    </style:style>
    <style:style style:name="T13" style:family="text">
      <style:text-properties style:font-name="Times New Roman" fo:language="en" fo:country="US" style:font-style-complex="italic"/>
    </style:style>
    <style:style style:name="T14" style:family="text"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T15" style:family="text">
      <style:text-properties style:font-name="ISOCPEUR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000000" style:font-name="Times New Roman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 style:font-name="Times New Roman"/>
    </style:style>
    <style:style style:name="T20" style:family="text">
      <style:text-properties style:text-position="super 58%" style:font-name="Times New Roman" style:font-style-complex="italic"/>
    </style:style>
    <style:style style:name="T21" style:family="text">
      <style:text-properties fo:font-size="10pt" fo:font-weight="normal" style:font-size-asian="10pt" style:font-weight-asian="normal" style:font-size-complex="10pt"/>
    </style:style>
    <style:style style:name="T22" style:family="text">
      <style:text-properties style:font-name="Cambria Math" style:font-name-complex="Cambria Math1"/>
    </style:style>
    <style:style style:name="T23" style:family="text"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T24" style:family="text"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T25" style:family="text"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1"/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24"><text:span text:style-name="T2">Бийск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5">(Министерство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5">(город)</text:span></text:p>
          </table:table-cell>
        </table:table-row>
        <table:table-row table:style-name="Таблица1.1">
          <table:table-cell table:style-name="Таблица1.A1" office:value-type="string">
            <text:p text:style-name="P13"><text:span text:style-name="T2">АО «Гипроив»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2"><text:span text:style-name="T2">ФКП «БОЗ»</text:span></text:p>
          </table:table-cell>
        </table:table-row>
        <table:table-row table:style-name="Таблица1.4">
          <table:table-cell table:style-name="Таблица1.A2" office:value-type="string">
            <text:p text:style-name="P6"><text:span text:style-name="T5">(Генподрядчик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5">(Заказчик)</text:span></text:p>
          </table:table-cell>
        </table:table-row>
        <table:table-row table:style-name="Таблица1.5">
          <table:table-cell table:style-name="Таблица1.A5" office:value-type="string">
            <text:p text:style-name="P12"><text:span text:style-name="T2">ООО «Востокэнергострой»</text:span></text:p>
          </table:table-cell>
          <table:table-cell table:style-name="Таблица1.B1" office:value-type="string">
            <text:p text:style-name="P23"/>
          </table:table-cell>
          <table:table-cell table:style-name="Таблица1.A1" office:value-type="string">
            <text:p text:style-name="P3"><text:span text:style-name="T4">Реконструкция для создания производства октогена.</text:span></text:p>
            <text:p text:style-name="P1"><text:span text:style-name="T2">Склад основного сырья. Здания 2227/1(Электроосвещение (внутреннее))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5">(монтажное управление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5">(объект)</text:span></text:p>
          </table:table-cell>
        </table:table-row>
        <table:table-row table:style-name="Таблица1.1">
          <table:table-cell table:style-name="Таблица1.A5" office:value-type="string">
            <text:p text:style-name="P13"><text:span text:style-name="T2">Электромонтажный участок № 1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3"><text:span text:style-name="T2">05.07.2017г</text:span><text:bookmark text:name="_GoBack"/><text:span text:style-name="T17">.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5">(участок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5">(дата)</text:span></text:p>
          </table:table-cell>
        </table:table-row>
      </table:table>
      <text:p text:style-name="P4"/>
      <text:p text:style-name="P17"><text:span text:style-name="T8">ВЕДОМОСТЬ СМОНТИРОВАННОГО ОБОРУДОВАНИЯ И МАТЕРИАЛОВ</text:span></text:p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4"><text:span text:style-name="T10">№№</text:span></text:p>
            <text:p text:style-name="P14"><text:span text:style-name="T9">п/п</text:span></text:p>
          </table:table-cell>
          <table:table-cell table:style-name="Таблица2.A1" office:value-type="string">
            <text:p text:style-name="P14"><text:span text:style-name="T10">Наименование электрооборудования, комплекта</text:span></text:p>
          </table:table-cell>
          <table:table-cell table:style-name="Таблица2.A1" office:value-type="string">
            <text:p text:style-name="P6"><text:span text:style-name="T6">Ед. изм.</text:span></text:p>
          </table:table-cell>
          <table:table-cell table:style-name="Таблица2.A1" office:value-type="string">
            <text:p text:style-name="P14"><text:span text:style-name="T10">Тип, марка</text:span></text:p>
          </table:table-cell>
          <table:table-cell table:style-name="Таблица2.A1" office:value-type="string">
            <text:p text:style-name="P6"><text:span text:style-name="T5">Завод-изготовитель</text:span></text:p>
          </table:table-cell>
          <table:table-cell table:style-name="Таблица2.A1" office:value-type="string">
            <text:p text:style-name="P14"><text:span text:style-name="T10">Кол-во</text:span></text:p>
          </table:table-cell>
          <table:table-cell table:style-name="Таблица2.A1" office:value-type="string">
            <text:p text:style-name="P14"><text:span text:style-name="T10">Примечание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1</text:span></text:p>
          </table:table-cell>
          <table:table-cell table:style-name="Таблица2.B2" office:value-type="string">
            <text:p text:style-name="P11"><text:span text:style-name="T1">Щиток распределительный металлический навесной, кол-во модулей 18, <text:s/>IP31, 3 отверстия ф31мм снизу, масса 4,1кг, габариты 265х440х120мм. Надпись на пункте: "ЩО"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">ЩРн-18з 1 36 УХЛ3 IР31</text:span></text:p>
          </table:table-cell>
          <table:table-cell table:style-name="Таблица2.A1" office:value-type="string">
            <text:p text:style-name="P12"><text:span text:style-name="T1">"ИЭК-РОССИЯ"</text:span></text:p>
          </table:table-cell>
          <table:table-cell table:style-name="Таблица2.A1" office:value-type="string">
            <text:p text:style-name="P12"><text:span text:style-name="T11">1</text:span></text:p>
          </table:table-cell>
          <table:table-cell table:style-name="Таблица2.A1" office:value-type="string">
            <text:p text:style-name="P12"><text:span text:style-name="T11">ЕАЭС </text:span><text:span text:style-name="T13">N</text:span><text:span text:style-name="T11"> </text:span><text:span text:style-name="T13">RU</text:span><text:span text:style-name="T11"> Д-</text:span><text:span text:style-name="T13">RU</text:span><text:span text:style-name="T11">.МЕ79.В.000106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2</text:span></text:p>
          </table:table-cell>
          <table:table-cell table:style-name="Таблица2.B2" office:value-type="string">
            <text:p text:style-name="P11"><text:span text:style-name="T1">Автоматический выключатель, трехфазный, хар-ка срабатывания эл.магнитного расцепителя С, ном. ток 32А, IP20, 230/400В, 50Гц</text:span></text:p>
          </table:table-cell>
          <table:table-cell table:style-name="Таблица2.A1" office:value-type="string">
            <text:p text:style-name="P12"><text:span text:style-name="T1">шт</text:span></text:p>
          </table:table-cell>
          <table:table-cell table:style-name="Таблица2.A1" office:value-type="string">
            <text:p text:style-name="P12"><text:span text:style-name="T1">ВА47-63-3Р-32С</text:span></text:p>
          </table:table-cell>
          <table:table-cell table:style-name="Таблица2.A1" office:value-type="string">
            <text:p text:style-name="P12"><text:span text:style-name="T12">EKF</text:span></text:p>
          </table:table-cell>
          <table:table-cell table:style-name="Таблица2.A1" office:value-type="string">
            <text:p text:style-name="P12"><text:span text:style-name="T11">1</text:span></text:p>
          </table:table-cell>
          <table:table-cell table:style-name="Таблица2.A1" office:value-type="string">
            <text:p text:style-name="P12"><text:span text:style-name="T11">ЕАЭ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</text:span><text:span text:style-name="T13">HP</text:span><text:span text:style-name="T11">15.</text:span><text:span text:style-name="T13">B</text:span><text:span text:style-name="T11">.00013/19</text:span></text:p>
          </table:table-cell>
        </table:table-row>
        <table:table-row table:style-name="Таблица2.4">
          <table:table-cell table:style-name="Таблица2.A1" office:value-type="string">
            <text:p text:style-name="P12"><text:span text:style-name="T11">3</text:span></text:p>
          </table:table-cell>
          <table:table-cell table:style-name="Таблица2.B2" office:value-type="string">
            <text:p text:style-name="P11"><text:span text:style-name="T1">Автоматический выключатель, однофазный, хар-ка срабатывания эл.магнитного расцепителя С, ном. ток 16А, IP20, 230В, 50Гц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">ВА47-29-1Р-16С</text:span></text:p>
          </table:table-cell>
          <table:table-cell table:style-name="Таблица2.A1" office:value-type="string">
            <text:p text:style-name="P12"><text:span text:style-name="T1">"ИЭК-РОССИЯ"</text:span></text:p>
          </table:table-cell>
          <table:table-cell table:style-name="Таблица2.A1" office:value-type="string">
            <text:p text:style-name="P12"><text:span text:style-name="T11">4</text:span></text:p>
          </table:table-cell>
          <table:table-cell table:style-name="Таблица2.A1" office:value-type="string">
            <text:p text:style-name="P12"><text:span text:style-name="T11">ЕАЭ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293/19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4</text:span></text:p>
          </table:table-cell>
          <table:table-cell table:style-name="Таблица2.B2" office:value-type="string">
            <text:p text:style-name="P11"><text:span text:style-name="T1">Дифференциальный автомат, двухполюсный, 230В, 50Гц, рабочая хар-ка при наличии диф. тока АС, ном. ток 25А, ном. отключающий диф.ток <text:s/>30мА, IP20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АД-12, 30мА</text:span></text:p>
          </table:table-cell>
          <table:table-cell table:style-name="Таблица2.A1" office:value-type="string">
            <text:p text:style-name="P12"><text:span text:style-name="T1">"ИЭК-РОССИЯ"</text:span></text:p>
          </table:table-cell>
          <table:table-cell table:style-name="Таблица2.A1" office:value-type="string">
            <text:p text:style-name="P12"><text:span text:style-name="T11">1</text:span></text:p>
          </table:table-cell>
          <table:table-cell table:style-name="Таблица2.A1" office:value-type="string">
            <text:p text:style-name="P12"><text:span text:style-name="T11">ЕАЭ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335/19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5</text:span></text:p>
          </table:table-cell>
          <table:table-cell table:style-name="Таблица2.B2" office:value-type="string">
            <text:p text:style-name="P11"><text:span text:style-name="T1">Светильник взрывозащищенный светодиодный, с лампой 50Вт, крепление подвесное, ~220В,50Гц, IР66, 1ЕxdIIСТ6/Т5, вес 5,8кг, разм.264х185х220мм, t от -60 </text:span><text:span text:style-name="T19">0</text:span><text:span text:style-name="T1">С до +55 </text:span><text:span text:style-name="T19">0</text:span><text:span text:style-name="T1">С, с отражателем.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list xml:id="list8216751783563761288" text:style-name="Outline">
              <text:list-item>
                <text:h text:style-name="P26" text:outline-level="1"><text:span text:style-name="T21">ВЭЛАН32-СД.Л.50В-УХЛ1</text:span></text:h>
              </text:list-item>
            </text:list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24</text:span></text:p>
          </table:table-cell>
          <table:table-cell table:style-name="Таблица2.A1" office:value-type="string">
            <text:p text:style-name="P12"><text:span text:style-name="T11">ЕАЭ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</text:span><text:span text:style-name="T13">HA</text:span><text:span text:style-name="T11">91.В.00040/19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6</text:span></text:p>
          </table:table-cell>
          <table:table-cell table:style-name="Таблица2.B2" office:value-type="string">
            <text:p text:style-name="P11"><text:span text:style-name="T11">Отражатель к светодиодному светильнику ВЭЛАН32.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24</text:span></text:p>
          </table:table-cell>
          <table:table-cell table:style-name="Таблица2.A1" office:value-type="string">
            <text:p text:style-name="P12"><text:span text:style-name="T11">ЕАЭ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</text:span><text:span text:style-name="T13">HA</text:span><text:span text:style-name="T11">91.В.00040/19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7</text:span></text:p>
          </table:table-cell>
          <table:table-cell table:style-name="Таблица2.B2" office:value-type="string">
            <text:p text:style-name="P11"><text:span text:style-name="T11">Светильник светодиодный уличный, с лампой 28Вт, ~220В,50-60Гц, ст. защ. IP65, разм. 108х80х350мм, вес 1,05кг, t окружающей среды от -60 </text:span><text:span text:style-name="T20">0</text:span><text:span text:style-name="T11">С до +40 </text:span><text:span text:style-name="T20">0</text:span><text:span text:style-name="T11">С.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ДИОРА 28S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6</text:span></text:p>
          </table:table-cell>
          <table:table-cell table:style-name="Таблица2.A1" office:value-type="string">
            <text:p text:style-name="P12"><text:span text:style-name="T11">АПБ.</text:span><text:span text:style-name="T13">RU.</text:span><text:span text:style-name="T11">ОС002/2.Н.0084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8</text:span></text:p>
          </table:table-cell>
          <table:table-cell table:style-name="Таблица2.B2" office:value-type="string">
            <text:p text:style-name="P11"><text:span text:style-name="T11">Светильник светодиодный индустриальный, с лампой 36Вт, ~220В,50-60Гц, ст. защ. IP65, разм. 1270х134х95мм, вес 1,9кг, t окружающей среды от </text:span><text:soft-page-break/><text:span text:style-name="T11">-40 </text:span><text:span text:style-name="T20">0</text:span><text:span text:style-name="T11">С до +40 </text:span><text:span text:style-name="T20">0</text:span><text:span text:style-name="T11">С.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ДИОРА 36 ИНДУСТРИАЛЬНЫЙ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2</text:span></text:p>
          </table:table-cell>
          <table:table-cell table:style-name="Таблица2.A1" office:value-type="string">
            <text:p text:style-name="P12"><text:span text:style-name="T11">АПБ.</text:span><text:span text:style-name="T13">RU.</text:span><text:span text:style-name="T11">ОС002/3.Н.01346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9</text:span></text:p>
          </table:table-cell>
          <table:table-cell table:style-name="Таблица2.B2" office:value-type="string">
            <text:p text:style-name="P11"><text:span text:style-name="T11">Светильник светодиодный универсальный, с лампой 36Вт, ~220В,50-60Гц, ст. защ. IP40, разм. 595х595х40мм, вес 3,5кг, t окружающей среды от -10 </text:span><text:span text:style-name="T20">0</text:span><text:span text:style-name="T11">С до +40 </text:span><text:span text:style-name="T20">0</text:span><text:span text:style-name="T11">С.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ДИОРА OFFICE SLIM 36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12</text:span></text:p>
          </table:table-cell>
          <table:table-cell table:style-name="Таблица2.A1" office:value-type="string">
            <text:p text:style-name="P12"><text:span text:style-name="T11">АПБ.</text:span><text:span text:style-name="T13">RU.</text:span><text:span text:style-name="T11">ОС002/3.Н.01346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10</text:span></text:p>
          </table:table-cell>
          <table:table-cell table:style-name="Таблица2.B2" office:value-type="string">
            <text:p text:style-name="P11"><text:span text:style-name="T11">Выключатель одноклавишный для открытой установки 250В, 10А, IP54, УХЛ4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арт.EVS10-K03-10-54-Dc</text:span></text:p>
            <text:p text:style-name="P12"><text:span text:style-name="T11">ВС 20-1-0-ФСр</text:span></text:p>
          </table:table-cell>
          <table:table-cell table:style-name="Таблица2.A1" office:value-type="string">
            <text:p text:style-name="P12"><text:span text:style-name="T1">"ИЭК-РОССИЯ"</text:span></text:p>
          </table:table-cell>
          <table:table-cell table:style-name="Таблица2.A1" office:value-type="string">
            <text:p text:style-name="P12"><text:span text:style-name="T11">11</text:span></text:p>
          </table:table-cell>
          <table:table-cell table:style-name="Таблица2.A1" office:value-type="string">
            <text:p text:style-name="P12"><text:span text:style-name="T11">ЕАЭ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БЛ08.В.00574/19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11</text:span></text:p>
          </table:table-cell>
          <table:table-cell table:style-name="Таблица2.B2" office:value-type="string">
            <text:p text:style-name="P11"><text:span text:style-name="T11">Выключатель двухклавишный для открытой установки 250В, 10А, IP54, УХЛ4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арт.EVS20-K03-10-54-Dc</text:span></text:p>
            <text:p text:style-name="P12"><text:span text:style-name="T11">ВС 20-2-0-ФСр</text:span></text:p>
          </table:table-cell>
          <table:table-cell table:style-name="Таблица2.A1" office:value-type="string">
            <text:p text:style-name="P12"><text:span text:style-name="T1">"ИЭК-РОССИЯ"</text:span></text:p>
          </table:table-cell>
          <table:table-cell table:style-name="Таблица2.A1" office:value-type="string">
            <text:p text:style-name="P12"><text:span text:style-name="T11">1</text:span></text:p>
          </table:table-cell>
          <table:table-cell table:style-name="Таблица2.A1" office:value-type="string">
            <text:p text:style-name="P12"><text:span text:style-name="T11">ЕАЭ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БЛ08.В.00574/19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12</text:span></text:p>
          </table:table-cell>
          <table:table-cell table:style-name="Таблица2.B2" office:value-type="string">
            <text:p text:style-name="P11"><text:span text:style-name="T11">Выключатель одноклавишный для открытой установки 250В, 10А, IP20, УХЛ4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арт.EV010-K01-10-Dс</text:span></text:p>
            <text:p text:style-name="P12"><text:span text:style-name="T11">ВС 20-1-0-ББ</text:span></text:p>
          </table:table-cell>
          <table:table-cell table:style-name="Таблица2.A1" office:value-type="string">
            <text:p text:style-name="P12"><text:span text:style-name="T1">"ИЭК-РОССИЯ"</text:span></text:p>
          </table:table-cell>
          <table:table-cell table:style-name="Таблица2.A1" office:value-type="string">
            <text:p text:style-name="P12"><text:span text:style-name="T11">1</text:span></text:p>
          </table:table-cell>
          <table:table-cell table:style-name="Таблица2.A1" office:value-type="string">
            <text:p text:style-name="P12"><text:span text:style-name="T11">455-16-1-7 от 27.12.2019г.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13</text:span></text:p>
          </table:table-cell>
          <table:table-cell table:style-name="Таблица2.B2" office:value-type="string">
            <text:p text:style-name="P11"><text:span text:style-name="T11">Выключатель двухклавишный для открытой установки</text:span><text:span text:style-name="T1"> </text:span><text:span text:style-name="T11">250В, 10А, IP20, УХЛ4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арт.EVS20-K01-10-Dc</text:span></text:p>
            <text:p text:style-name="P12"><text:span text:style-name="T11">ВС 20-2-0-ББ</text:span></text:p>
          </table:table-cell>
          <table:table-cell table:style-name="Таблица2.A1" office:value-type="string">
            <text:p text:style-name="P12"><text:span text:style-name="T1">"ИЭК-РОССИЯ"</text:span></text:p>
          </table:table-cell>
          <table:table-cell table:style-name="Таблица2.A1" office:value-type="string">
            <text:p text:style-name="P12"><text:span text:style-name="T11">1</text:span></text:p>
          </table:table-cell>
          <table:table-cell table:style-name="Таблица2.A1" office:value-type="string">
            <text:p text:style-name="P12"><text:span text:style-name="T11">455-16-1-7 от 27.12.2019г.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14</text:span></text:p>
          </table:table-cell>
          <table:table-cell table:style-name="Таблица2.B2" office:value-type="string">
            <text:p text:style-name="P11"><text:span text:style-name="T11">Коробка ответвительная для открытой установки степень защиты IP65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У409 У1</text:span></text:p>
          </table:table-cell>
          <table:table-cell table:style-name="Таблица2.A1" office:value-type="string">
            <text:p text:style-name="P12"><text:span text:style-name="T11">АО "Электрокомплект-сервис"</text:span></text:p>
          </table:table-cell>
          <table:table-cell table:style-name="Таблица2.A1" office:value-type="string">
            <text:p text:style-name="P12"><text:span text:style-name="T11">31</text:span></text:p>
          </table:table-cell>
          <table:table-cell table:style-name="Таблица2.A1" office:value-type="string">
            <text:p text:style-name="P12"><text:span text:style-name="T11">45/8-11/87 от 20.01.2016г.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15</text:span></text:p>
          </table:table-cell>
          <table:table-cell table:style-name="Таблица2.B2" office:value-type="string">
            <text:p text:style-name="P11"><text:span text:style-name="T11">Кабельный ввод для коробки ВАД-РСП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ВК-ВЭЛ-М25-Ехd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42</text:span></text:p>
          </table:table-cell>
          <table:table-cell table:style-name="Таблица2.A1" office:value-type="string">
            <text:p text:style-name="P12"><text:span text:style-name="T11">ЕАЭ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Д07.В.00829/20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16</text:span></text:p>
          </table:table-cell>
          <table:table-cell table:style-name="Таблица2.B2" office:value-type="string">
            <text:p text:style-name="P11"><text:span text:style-name="T11">Ящик металлический для установки выключателя на освещение склада, разм.300х200х150мм, ст. защ.IР65.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SR 3215</text:span></text:p>
          </table:table-cell>
          <table:table-cell table:style-name="Таблица2.A1" office:value-type="string">
            <text:p text:style-name="P12"><text:span text:style-name="T11">АО "Электрокомплект-сервис"</text:span></text:p>
          </table:table-cell>
          <table:table-cell table:style-name="Таблица2.A1" office:value-type="string">
            <text:p text:style-name="P12"><text:span text:style-name="T11">4</text:span></text:p>
          </table:table-cell>
          <table:table-cell table:style-name="Таблица2.A1" office:value-type="string">
            <text:p text:style-name="P12"><text:span text:style-name="T11">отказное письмо от 16.02.2015г.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17</text:span></text:p>
          </table:table-cell>
          <table:table-cell table:style-name="Таблица2.B2" office:value-type="string">
            <text:p text:style-name="P11"><text:span text:style-name="T11">Ящик с понижающим трансформатором 220/36В, IP30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ЯТП-0,25/36-3 36 УХЛ4 IР30</text:span></text:p>
          </table:table-cell>
          <table:table-cell table:style-name="Таблица2.A1" office:value-type="string">
            <text:p text:style-name="P12"><text:span text:style-name="T11">"Элпром" г.Чебоксары</text:span></text:p>
          </table:table-cell>
          <table:table-cell table:style-name="Таблица2.A1" office:value-type="string">
            <text:p text:style-name="P12"><text:span text:style-name="T11">1</text:span></text:p>
          </table:table-cell>
          <table:table-cell table:style-name="Таблица2.A1" office:value-type="string">
            <text:p text:style-name="P12"><text:span text:style-name="T11">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НА10.В.01394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18</text:span></text:p>
          </table:table-cell>
          <table:table-cell table:style-name="Таблица2.B2" office:value-type="string">
            <text:p text:style-name="P11"><text:span text:style-name="T11">Розетка одноместная с крышкой для открытой установки 36В, 16А, IP20, УХЛ4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РА10-212</text:span></text:p>
          </table:table-cell>
          <table:table-cell table:style-name="Таблица2.A1" office:value-type="string">
            <text:p text:style-name="P12"><text:span text:style-name="T11">АО "Электрокомплект-сервис"</text:span></text:p>
          </table:table-cell>
          <table:table-cell table:style-name="Таблица2.A1" office:value-type="string">
            <text:p text:style-name="P12"><text:span text:style-name="T11">2</text:span></text:p>
          </table:table-cell>
          <table:table-cell table:style-name="Таблица2.A1" office:value-type="string">
            <text:p text:style-name="P12"><text:span text:style-name="T11">ТС </text:span><text:span text:style-name="T13">BY/112 02.01.003 13828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19</text:span></text:p>
          </table:table-cell>
          <table:table-cell table:style-name="Таблица2.B2" office:value-type="string">
            <text:p text:style-name="P11"><text:span text:style-name="T11">Розетка двухместная <text:s/>для открытой установки с заземл. контактом, 250В, 16А, IP20, УХЛ4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РА10-209</text:span></text:p>
          </table:table-cell>
          <table:table-cell table:style-name="Таблица2.A1" office:value-type="string">
            <text:p text:style-name="P12"><text:span text:style-name="T11">АО "Электрокомплект-сервис"</text:span></text:p>
          </table:table-cell>
          <table:table-cell table:style-name="Таблица2.A1" office:value-type="string">
            <text:p text:style-name="P12"><text:span text:style-name="T11">2</text:span></text:p>
          </table:table-cell>
          <table:table-cell table:style-name="Таблица2.A1" office:value-type="string">
            <text:p text:style-name="P12"><text:span text:style-name="T11">ТС </text:span><text:span text:style-name="T13">BY/112 02.01.003 13828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20</text:span></text:p>
          </table:table-cell>
          <table:table-cell table:style-name="Таблица2.B2" office:value-type="string">
            <text:p text:style-name="P11"><text:span text:style-name="T11">Монтажная пластина 1-местная для монтажа открытых выключателей и розеток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14</text:span></text:p>
          </table:table-cell>
          <table:table-cell table:style-name="Таблица2.A1" office:value-type="string">
            <text:p text:style-name="P12"><text:span text:style-name="T11">ТС </text:span><text:span text:style-name="T13">BY/112 02.01.003 13828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21</text:span></text:p>
          </table:table-cell>
          <table:table-cell table:style-name="Таблица2.B2" office:value-type="string">
            <text:p text:style-name="P11"><text:span text:style-name="T11">Монтажная пластина 2-местная для монтажа открытых выключателей и розеток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4</text:span></text:p>
          </table:table-cell>
          <table:table-cell table:style-name="Таблица2.A1" office:value-type="string">
            <text:p text:style-name="P12"><text:span text:style-name="T11">ТС </text:span><text:span text:style-name="T13">BY/112 02.01.003 13828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22</text:span></text:p>
          </table:table-cell>
          <table:table-cell table:style-name="Таблица2.B2" office:value-type="string">
            <text:p text:style-name="P11"><text:span text:style-name="T11">Кабель силовой с медными жилами, с изоляцией и оболочкой из ПВХ пластиката, с броней из 2-х стальных оцинкованных лент, не распространяющий горение, сечением 3х2,5 мм²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2"><text:span text:style-name="T11">ВБШвнг(А)-3х2,5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100</text:span></text:p>
          </table:table-cell>
          <table:table-cell table:style-name="Таблица2.A1" office:value-type="string">
            <text:p text:style-name="P12"><text:span text:style-name="T11">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Л32.В.0064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23</text:span></text:p>
          </table:table-cell>
          <table:table-cell table:style-name="Таблица2.B2" office:value-type="string">
            <text:p text:style-name="P11"><text:span text:style-name="T11">Кабель силовой, круглый, с медными жилами, с ПВХ изоляцией и ПВХ оболочкой, не распространяющие горение, в холодостойком исполнении, при </text:span><text:soft-page-break/><text:span text:style-name="T11">температуре окружающей среды до -60°C, сечением 3х2,5 мм²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2"><text:span text:style-name="T11">ВВГз-ХЛ-3х2,5-0,66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180</text:span></text:p>
          </table:table-cell>
          <table:table-cell table:style-name="Таблица2.A1" office:value-type="string">
            <text:p text:style-name="P12"><text:span text:style-name="T11">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Л32.В.0064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24</text:span></text:p>
          </table:table-cell>
          <table:table-cell table:style-name="Таблица2.B2" office:value-type="string">
            <text:p text:style-name="P11"><text:span text:style-name="T11">То же, но сечением 4х2,5 мм²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2"><text:span text:style-name="T11">ВВГз-ХЛ-4х2,5-0,66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15</text:span></text:p>
          </table:table-cell>
          <table:table-cell table:style-name="Таблица2.A1" office:value-type="string">
            <text:p text:style-name="P12"><text:span text:style-name="T11">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Л32.В.0064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25</text:span></text:p>
          </table:table-cell>
          <table:table-cell table:style-name="Таблица2.B2" office:value-type="string">
            <text:p text:style-name="P11"><text:span text:style-name="T11">То же, но сечением 5х2,5 мм²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2"><text:span text:style-name="T11">ВВГз-ХЛ-5х2,5-0,66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5</text:span></text:p>
          </table:table-cell>
          <table:table-cell table:style-name="Таблица2.A1" office:value-type="string">
            <text:p text:style-name="P12"><text:span text:style-name="T11">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Л32.В.0064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26</text:span></text:p>
          </table:table-cell>
          <table:table-cell table:style-name="Таблица2.B2" office:value-type="string">
            <text:p text:style-name="P11"><text:span text:style-name="T11">То же, но сечением 2х2,5 мм²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2"><text:span text:style-name="T11">ВВГз-ХЛ-2х2,5-0,66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40</text:span></text:p>
          </table:table-cell>
          <table:table-cell table:style-name="Таблица2.A1" office:value-type="string">
            <text:p text:style-name="P12"><text:span text:style-name="T11">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Л32.В.0064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27</text:span></text:p>
          </table:table-cell>
          <table:table-cell table:style-name="Таблица2.B2" office:value-type="string">
            <text:p text:style-name="P11"><text:span text:style-name="T11">Кабель силовой, круглый, с медными жилами, с ПВХ изоляцией и ПВХ оболочкой, не распространяющие горение, с низким дымо- и газовыделением, сечением 3х1,5 мм²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2"><text:span text:style-name="T11">ВВГнг(А)-LS-3х1,5-0,66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40</text:span></text:p>
          </table:table-cell>
          <table:table-cell table:style-name="Таблица2.A1" office:value-type="string">
            <text:p text:style-name="P12"><text:span text:style-name="T11">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Л32.В.0064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28</text:span></text:p>
          </table:table-cell>
          <table:table-cell table:style-name="Таблица2.B2" office:value-type="string">
            <text:p text:style-name="P11"><text:span text:style-name="T11">То же, но сечением 4х1,5 мм²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2"><text:span text:style-name="T11">ВВГнг(А)-LS-4х1,5-0,66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10</text:span></text:p>
          </table:table-cell>
          <table:table-cell table:style-name="Таблица2.A1" office:value-type="string">
            <text:p text:style-name="P12"><text:span text:style-name="T11">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Л32.В.0064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1">29</text:span></text:p>
          </table:table-cell>
          <table:table-cell table:style-name="Таблица2.B2" office:value-type="string">
            <text:p text:style-name="P11"><text:span text:style-name="T11">То же, но сечением 2х1,5 мм²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2"><text:span text:style-name="T11">ВВГнг(А)-LS-2х1,5-0,66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10</text:span></text:p>
          </table:table-cell>
          <table:table-cell table:style-name="Таблица2.A1" office:value-type="string">
            <text:p text:style-name="P12"><text:span text:style-name="T11">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Л32.В.0064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">30</text:span></text:p>
          </table:table-cell>
          <table:table-cell table:style-name="Таблица2.B2" office:value-type="string">
            <text:p text:style-name="P11"><text:span text:style-name="T11">То же, но сечением 3х2,5 мм²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2"><text:span text:style-name="T11">ВВГнг(А)-LS-3х2,5-0,66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30</text:span></text:p>
          </table:table-cell>
          <table:table-cell table:style-name="Таблица2.A1" office:value-type="string">
            <text:p text:style-name="P12"><text:span text:style-name="T11">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Л32.В.0064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">31</text:span></text:p>
          </table:table-cell>
          <table:table-cell table:style-name="Таблица2.B2" office:value-type="string">
            <text:p text:style-name="P11"><text:span text:style-name="T11">Труба стальная, водогазопроводная, оцинкованная, диаметром 26,8мм, "3/4" (проход сквозь стены)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2"><text:span text:style-name="T11">ГОСТ 3262-75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3</text:span></text:p>
          </table:table-cell>
          <table:table-cell table:style-name="Таблица2.A1" office:value-type="string">
            <text:p text:style-name="P12"><text:span text:style-name="T11">РОСС </text:span><text:span text:style-name="T13">RU</text:span><text:span text:style-name="T11">.АЮ11.Н00977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">32</text:span></text:p>
          </table:table-cell>
          <table:table-cell table:style-name="Таблица2.B2" office:value-type="string">
            <text:p text:style-name="P11"><text:span text:style-name="T11">Стальной канат грузовой ф6мм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30</text:span></text:p>
          </table:table-cell>
          <table:table-cell table:style-name="Таблица2.A1" office:value-type="string">
            <text:p text:style-name="P12"><text:span text:style-name="T11">РОСС </text:span><text:span text:style-name="T13">CN.HB56.</text:span><text:span text:style-name="T11">Н01183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">33</text:span></text:p>
          </table:table-cell>
          <table:table-cell table:style-name="Таблица2.B2" office:value-type="string">
            <text:p text:style-name="P11"><text:span text:style-name="T11">Муфта натяжная. ТУ 3449-019-05774835-2007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К798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4</text:span></text:p>
          </table:table-cell>
          <table:table-cell table:style-name="Таблица2.A1" office:value-type="string">
            <text:p text:style-name="P12"><text:span text:style-name="T11">101-кс/438 от 24.06.2016г.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">34</text:span></text:p>
          </table:table-cell>
          <table:table-cell table:style-name="Таблица2.B2" office:value-type="string">
            <text:p text:style-name="P11"><text:span text:style-name="T11">Зажим тросовый. ТУ 3449-019-05774835-2007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К676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8</text:span></text:p>
          </table:table-cell>
          <table:table-cell table:style-name="Таблица2.A1" office:value-type="string">
            <text:p text:style-name="P12"><text:span text:style-name="T11">101-кс/438 от 24.06.2016г.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">35</text:span></text:p>
          </table:table-cell>
          <table:table-cell table:style-name="Таблица2.B2" office:value-type="string">
            <text:p text:style-name="P11"><text:span text:style-name="T11">КОУШ 6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8</text:span></text:p>
          </table:table-cell>
          <table:table-cell table:style-name="Таблица2.A1" office:value-type="string">
            <text:p text:style-name="P12"><text:span text:style-name="T11">РОСС </text:span><text:span text:style-name="T13">RU</text:span><text:span text:style-name="T11">.НА34.Н0135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">36</text:span></text:p>
          </table:table-cell>
          <table:table-cell table:style-name="Таблица2.B2" office:value-type="string">
            <text:p text:style-name="P11"><text:span text:style-name="T11">Анкер усиленного распирания, м12, с головкой крюк,длина анкера 80х140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ООО Крепежная компания</text:span></text:p>
          </table:table-cell>
          <table:table-cell table:style-name="Таблица2.A1" office:value-type="string">
            <text:p text:style-name="P12"><text:span text:style-name="T11">8</text:span></text:p>
          </table:table-cell>
          <table:table-cell table:style-name="Таблица2.A1" office:value-type="string">
            <text:p text:style-name="P12"><text:span text:style-name="T11">РОС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АК01.Н.04267/19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">37</text:span></text:p>
          </table:table-cell>
          <table:table-cell table:style-name="Таблица2.B2" office:value-type="string">
            <text:p text:style-name="P11"><text:span text:style-name="T11">Электромонтажные полоски, шириной 15мм, L=712мм</text:span></text:p>
          </table:table-cell>
          <table:table-cell table:style-name="Таблица2.A1" office:value-type="string">
            <text:p text:style-name="P12"><text:span text:style-name="T11">шт</text:span></text:p>
          </table:table-cell>
          <table:table-cell table:style-name="Таблица2.A1" office:value-type="string">
            <text:p text:style-name="P12"><text:span text:style-name="T11">П-15</text:span></text:p>
          </table:table-cell>
          <table:table-cell table:style-name="Таблица2.A1" office:value-type="string">
            <text:p text:style-name="P12"><text:span text:style-name="T11">АО "Электрокомплект-сервис"</text:span></text:p>
          </table:table-cell>
          <table:table-cell table:style-name="Таблица2.A1" office:value-type="string">
            <text:p text:style-name="P12"><text:span text:style-name="T11">40</text:span></text:p>
          </table:table-cell>
          <table:table-cell table:style-name="Таблица2.A1" office:value-type="string">
            <text:p text:style-name="P12"><text:span text:style-name="T11">101-кс/344 от 21.03.2012г.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">38</text:span></text:p>
          </table:table-cell>
          <table:table-cell table:style-name="Таблица2.B2" office:value-type="string">
            <text:p text:style-name="P11"><text:span text:style-name="T11">Дюбель размерами 8х45мм, размеры шурупа 5х60мм</text:span></text:p>
          </table:table-cell>
          <table:table-cell table:style-name="Таблица2.A1" office:value-type="string">
            <text:p text:style-name="P12"><text:span text:style-name="T11">кг</text:span></text:p>
          </table:table-cell>
          <table:table-cell table:style-name="Таблица2.A1" office:value-type="string">
            <text:p text:style-name="P12"><text:span text:style-name="T11">45-5-8У3(У678)</text:span></text:p>
          </table:table-cell>
          <table:table-cell table:style-name="Таблица2.A1" office:value-type="string">
            <text:p text:style-name="P12"><text:span text:style-name="T11">АО "Электрокомплект-сервис"</text:span></text:p>
          </table:table-cell>
          <table:table-cell table:style-name="Таблица2.A1" office:value-type="string">
            <text:p text:style-name="P12"><text:span text:style-name="T11">6</text:span></text:p>
          </table:table-cell>
          <table:table-cell table:style-name="Таблица2.A1" office:value-type="string">
            <text:p text:style-name="P12"><text:span text:style-name="T11">РОСС </text:span><text:span text:style-name="T13">RU</text:span><text:span text:style-name="T11">.АГ81.Н08580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">39</text:span></text:p>
          </table:table-cell>
          <table:table-cell table:style-name="Таблица2.B2" office:value-type="string">
            <text:p text:style-name="P15"><text:span text:style-name="T1">Шнур джутовый плетеный </text:span><text:span text:style-name="T22">∅</text:span><text:span text:style-name="T1">10мм</text:span></text:p>
          </table:table-cell>
          <table:table-cell table:style-name="Таблица2.A1" office:value-type="string">
            <text:p text:style-name="P12"><text:span text:style-name="T11">м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1">10</text:span></text:p>
          </table:table-cell>
          <table:table-cell table:style-name="Таблица2.A1" office:value-type="string">
            <text:p text:style-name="P12"><text:span text:style-name="T11">РОСС </text:span><text:span text:style-name="T13">RU.</text:span><text:span text:style-name="T11">АГ81.Н12222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">40</text:span></text:p>
          </table:table-cell>
          <table:table-cell table:style-name="Таблица2.B2" office:value-type="string">
            <text:p text:style-name="P11"><text:span text:style-name="T1">Герметик кабельных вводов</text:span></text:p>
          </table:table-cell>
          <table:table-cell table:style-name="Таблица2.A1" office:value-type="string">
            <text:p text:style-name="P12"><text:span text:style-name="T11">кг</text:span></text:p>
          </table:table-cell>
          <table:table-cell table:style-name="Таблица2.A1" office:value-type="string">
            <text:list xml:id="list35257563" text:continue-numbering="true" text:style-name="Outline">
              <text:list-item>
                <text:h text:style-name="P26" text:outline-level="1"><text:span text:style-name="T21">СС-11</text:span></text:h>
              </text:list-item>
            </text:list>
          </table:table-cell>
          <table:table-cell table:style-name="Таблица2.A1" office:value-type="string">
            <text:p text:style-name="P12"><text:span text:style-name="T11">ВБХ</text:span></text:p>
          </table:table-cell>
          <table:table-cell table:style-name="Таблица2.A1" office:value-type="string">
            <text:p text:style-name="P12"><text:span text:style-name="T11">0,6</text:span></text:p>
          </table:table-cell>
          <table:table-cell table:style-name="Таблица2.A1" office:value-type="string">
            <text:p text:style-name="P12"><text:span text:style-name="T11">РОСС </text:span><text:span text:style-name="T13">RU.</text:span><text:span text:style-name="T11">АГ81.Н10392</text:span></text:p>
          </table:table-cell>
        </table:table-row>
        <table:table-row table:style-name="Таблица2.2">
          <table:table-cell table:style-name="Таблица2.A42" office:value-type="float" office:value="41">
            <text:p text:style-name="P12">41</text:p>
          </table:table-cell>
          <table:table-cell table:style-name="Таблица2.B42" office:value-type="string">
            <text:p text:style-name="P11"><text:span text:style-name="T11">Кабель силовой, круглый, с медными жилами, с ПВХ изоляцией и ПВХ оболочкой, не распространяющие горение, с низким дымо- и газовыделением, сечением 3х2,5 мм²</text:span></text:p>
          </table:table-cell>
          <table:table-cell table:style-name="Таблица2.C42" office:value-type="string">
            <text:p text:style-name="P12"/>
          </table:table-cell>
          <table:table-cell table:style-name="Таблица2.C42" office:value-type="string">
            <text:h text:style-name="P20" text:outline-level="1"><text:span text:style-name="T18">ВВГ-Пнг(А)-LS 3х2,5 (N, PE) — 0,66</text:span></text:h>
          </table:table-cell>
          <table:table-cell table:style-name="Таблица2.C42" office:value-type="string">
            <text:p text:style-name="P12"/>
          </table:table-cell>
          <table:table-cell table:style-name="Таблица2.A42" office:value-type="float" office:value="300">
            <text:p text:style-name="P12">300</text:p>
          </table:table-cell>
          <table:table-cell table:style-name="Таблица2.C42" office:value-type="string">
            <text:p text:style-name="P12"><text:span text:style-name="T11">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Л32.В.00642</text:span></text:p>
          </table:table-cell>
        </table:table-row>
      </table:table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ext:soft-page-break/>
        <table:table-row table:style-name="Таблица3.1">
          <table:table-cell table:style-name="Таблица3.A1" table:number-columns-spanned="2" office:value-type="string">
            <text:p text:style-name="P5"/>
            <text:p text:style-name="P16"><text:span text:style-name="T7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25"><text:span text:style-name="T23">Ведущий инженер ФКП "Бийский олеумный завод" Смирнов А.А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17"><text:span text:style-name="T14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1" table:number-columns-spanned="3" office:value-type="string">
            <text:p text:style-name="P16"><text:span text:style-name="T7">Представитель лица, осуществляющего строительство</text:span></text:p>
          </table:table-cell>
          <table:covered-table-cell/>
          <table:covered-table-cell/>
          <table:table-cell table:style-name="Таблица3.A1" table:number-columns-spanned="2" office:value-type="string">
            <text:p text:style-name="P17"><text:span text:style-name="T24"> 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16"><text:span text:style-name="T23">Руководитель проекта АО "ГИПРОИВ" Кукушкин С.В.</text:span></text:p>
          </table:table-cell>
          <table:covered-table-cell/>
        </table:table-row>
        <table:table-row table:style-name="Таблица3.6">
          <table:table-cell table:style-name="Таблица3.A3" table:number-columns-spanned="2" office:value-type="string">
            <text:p text:style-name="P17"><text:span text:style-name="T14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table:number-columns-spanned="4" office:value-type="string">
            <text:p text:style-name="P16"><text:span text:style-name="T7">Представитель лица, осуществляющего подготовку проектной документации:</text:span></text:p>
          </table:table-cell>
          <table:covered-table-cell/>
          <table:covered-table-cell/>
          <table:covered-table-cell/>
          <table:table-cell table:style-name="Таблица3.A7" office:value-type="string">
            <text:p text:style-name="P19"/>
          </table:table-cell>
          <table:table-cell table:style-name="Таблица3.A7" table:number-columns-spanned="0" office:value-type="string">
            <text:p text:style-name="P19"/>
          </table:table-cell>
        </table:table-row>
        <table:table-row table:style-name="Таблица3.8">
          <table:table-cell table:style-name="Таблица3.A8" table:number-columns-spanned="2" office:value-type="string">
            <text:p text:style-name="P16"><text:span text:style-name="T23">Главный инженер проекта АО "ГИПРОИВ" Вашурин М.В.</text:span>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17"><text:span text:style-name="T14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1" table:number-columns-spanned="2" office:value-type="string">
            <text:p text:style-name="P5"/>
            <text:p text:style-name="P16"><text:span text:style-name="T7">Представитель лица, выполнившего работы, подлежащие освидетельствованию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16"><text:span text:style-name="T23">Начальник строительства ООО "Востокэнергострой" <text:s/>Сапегин В.В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17"><text:span text:style-name="T14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office:value-type="string">
            <text:p text:style-name="P16"><text:span text:style-name="T7">Представители иных лиц:</text:span></text:p>
          </table:table-cell>
          <table:table-cell table:style-name="Таблица3.A7" office:value-type="string">
            <text:p text:style-name="P17"><text:span text:style-name="T25"> </text:span></text:p>
          </table:table-cell>
        </table:table-row>
        <table:table-row table:style-name="Таблица3.2">
          <table:table-cell table:style-name="Таблица3.A7" table:number-columns-spanned="2" office:value-type="string">
            <text:p text:style-name="P16"><text:span text:style-name="T23">Представитель технического надзора Заказчика от ООО "СЭК" <text:s/>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17"><text:span text:style-name="T14">(должность, фамилия, инициалы, подпись)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ISOCPEUR" svg:font-family="ISOCPEUR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style:font-name="Calibri" fo:font-size="10pt" style:font-name-asian="Calibri1" style:font-size-asian="10pt" style:font-name-complex="Times New Roman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Calibri" fo:font-size="10pt" style:font-name-asian="Calibri1" style:font-size-asian="10pt" style:font-name-complex="Times New Roman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160</meta:editing-cycles>
    <meta:print-date>2020-02-27T04:42:00</meta:print-date>
    <meta:creation-date>2019-12-10T05:02:00</meta:creation-date>
    <dc:date>2020-07-03T15:03:16.94</dc:date>
    <meta:editing-duration>PT33M40S</meta:editing-duration>
    <meta:generator>OpenOffice/4.1.5$Win32 OpenOffice.org_project/415m1$Build-9789</meta:generator>
    <meta:document-statistic meta:table-count="3" meta:image-count="0" meta:object-count="0" meta:page-count="4" meta:paragraph-count="301" meta:word-count="931" meta:character-count="66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